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Standard">
      <style:text-properties fo:font-weight="normal" officeooo:rsid="005ee121" officeooo:paragraph-rsid="006ce01a" style:font-weight-asian="normal" style:font-weight-complex="normal"/>
    </style:style>
    <style:style style:name="P3" style:family="paragraph" style:parent-style-name="Text_20_body">
      <style:text-properties officeooo:paragraph-rsid="0082d943"/>
    </style:style>
    <style:style style:name="P4" style:family="paragraph" style:parent-style-name="Text_20_body">
      <style:text-properties officeooo:rsid="0087c18a" officeooo:paragraph-rsid="0087c18a"/>
    </style:style>
    <style:style style:name="P5" style:family="paragraph" style:parent-style-name="Text_20_body">
      <style:text-properties officeooo:rsid="0087c18a" officeooo:paragraph-rsid="008be1ea"/>
    </style:style>
    <style:style style:name="P6" style:family="paragraph" style:parent-style-name="Text_20_body">
      <style:text-properties officeooo:rsid="00899827" officeooo:paragraph-rsid="00899827"/>
    </style:style>
    <style:style style:name="P7" style:family="paragraph" style:parent-style-name="Text_20_body">
      <style:text-properties officeooo:paragraph-rsid="00899827"/>
    </style:style>
    <style:style style:name="P8" style:family="paragraph" style:parent-style-name="Text_20_body">
      <style:text-properties officeooo:rsid="0089fbf3" officeooo:paragraph-rsid="0089fbf3"/>
    </style:style>
    <style:style style:name="P9" style:family="paragraph" style:parent-style-name="Text_20_body">
      <style:text-properties officeooo:rsid="008be1ea" officeooo:paragraph-rsid="008be1ea"/>
    </style:style>
    <style:style style:name="P10" style:family="paragraph" style:parent-style-name="Text_20_body">
      <style:text-properties officeooo:rsid="008cc498" officeooo:paragraph-rsid="008cc498"/>
    </style:style>
    <style:style style:name="P11" style:family="paragraph" style:parent-style-name="Text_20_body">
      <style:text-properties fo:font-weight="bold" officeooo:rsid="008cc498" officeooo:paragraph-rsid="008cc498" style:font-weight-asian="bold" style:font-weight-complex="bold"/>
    </style:style>
    <style:style style:name="P12" style:family="paragraph" style:parent-style-name="Text_20_body">
      <style:text-properties officeooo:paragraph-rsid="008cc498"/>
    </style:style>
    <style:style style:name="P13" style:family="paragraph" style:parent-style-name="Text_20_body">
      <style:text-properties officeooo:paragraph-rsid="008ead05"/>
    </style:style>
    <style:style style:name="P14" style:family="paragraph" style:parent-style-name="Text_20_body">
      <style:text-properties officeooo:rsid="00909d2a" officeooo:paragraph-rsid="00909d2a"/>
    </style:style>
    <style:style style:name="P15" style:family="paragraph" style:parent-style-name="Text_20_body">
      <style:text-properties officeooo:paragraph-rsid="00909d2a"/>
    </style:style>
    <style:style style:name="P16" style:family="paragraph" style:parent-style-name="Text_20_body">
      <style:text-properties officeooo:paragraph-rsid="0090f018"/>
    </style:style>
    <style:style style:name="P17" style:family="paragraph" style:parent-style-name="Text_20_body">
      <style:text-properties officeooo:paragraph-rsid="0092cabe"/>
    </style:style>
    <style:style style:name="P18" style:family="paragraph" style:parent-style-name="Text_20_body">
      <style:text-properties officeooo:paragraph-rsid="0093e0d2"/>
    </style:style>
    <style:style style:name="P19" style:family="paragraph" style:parent-style-name="Standard">
      <style:text-properties officeooo:paragraph-rsid="0087521b"/>
    </style:style>
    <style:style style:name="P20" style:family="paragraph" style:parent-style-name="Standard">
      <style:text-properties officeooo:rsid="006ce01a" officeooo:paragraph-rsid="007e8d82"/>
    </style:style>
    <style:style style:name="T1" style:family="text">
      <style:text-properties fo:font-weight="bold" style:font-weight-asian="bold" style:font-weight-complex="bold"/>
    </style:style>
    <style:style style:name="T2" style:family="text">
      <style:text-properties fo:font-weight="bold" officeooo:rsid="005ee121" style:font-weight-asian="bold" style:font-weight-complex="bold"/>
    </style:style>
    <style:style style:name="T3" style:family="text">
      <style:text-properties fo:font-weight="bold" officeooo:rsid="005dca5f" style:font-weight-asian="bold" style:font-weight-complex="bold"/>
    </style:style>
    <style:style style:name="T4" style:family="text">
      <style:text-properties fo:font-weight="bold" officeooo:rsid="008be1ea" style:font-weight-asian="bold" style:font-weight-complex="bold"/>
    </style:style>
    <style:style style:name="T5" style:family="text">
      <style:text-properties fo:font-weight="bold" officeooo:rsid="008cc498" style:font-weight-asian="bold" style:font-weight-complex="bold"/>
    </style:style>
    <style:style style:name="T6" style:family="text">
      <style:text-properties fo:font-weight="bold" officeooo:rsid="008ead05" style:font-weight-asian="bold" style:font-weight-complex="bold"/>
    </style:style>
    <style:style style:name="T7" style:family="text">
      <style:text-properties fo:font-weight="bold" officeooo:rsid="0090f018" style:font-weight-asian="bold" style:font-weight-complex="bold"/>
    </style:style>
    <style:style style:name="T8" style:family="text">
      <style:text-properties fo:font-weight="bold" officeooo:rsid="00909d2a" style:font-weight-asian="bold" style:font-weight-complex="bold"/>
    </style:style>
    <style:style style:name="T9" style:family="text">
      <style:text-properties officeooo:rsid="0025c232"/>
    </style:style>
    <style:style style:name="T10" style:family="text">
      <style:text-properties officeooo:rsid="0029c951"/>
    </style:style>
    <style:style style:name="T11" style:family="text">
      <style:text-properties officeooo:rsid="005ee121"/>
    </style:style>
    <style:style style:name="T12" style:family="text">
      <style:text-properties fo:font-weight="normal" style:font-weight-asian="normal" style:font-weight-complex="normal"/>
    </style:style>
    <style:style style:name="T13" style:family="text">
      <style:text-properties fo:font-weight="normal" officeooo:rsid="007e8d82" style:font-weight-asian="normal" style:font-weight-complex="normal"/>
    </style:style>
    <style:style style:name="T14" style:family="text">
      <style:text-properties fo:font-weight="normal" officeooo:rsid="0082d22b" style:font-weight-asian="normal" style:font-weight-complex="normal"/>
    </style:style>
    <style:style style:name="T15" style:family="text">
      <style:text-properties fo:font-weight="normal" officeooo:rsid="0087521b" style:font-weight-asian="normal" style:font-weight-complex="normal"/>
    </style:style>
    <style:style style:name="T16" style:family="text">
      <style:text-properties fo:font-weight="normal" officeooo:rsid="008ead05" style:font-weight-asian="normal" style:font-weight-complex="normal"/>
    </style:style>
    <style:style style:name="T17" style:family="text">
      <style:text-properties fo:font-weight="normal" officeooo:rsid="00909d2a" style:font-weight-asian="normal" style:font-weight-complex="normal"/>
    </style:style>
    <style:style style:name="T18" style:family="text">
      <style:text-properties fo:font-weight="normal" officeooo:rsid="0090f018" style:font-weight-asian="normal" style:font-weight-complex="normal"/>
    </style:style>
    <style:style style:name="T19" style:family="text">
      <style:text-properties fo:font-weight="normal" officeooo:rsid="0092cabe" style:font-weight-asian="normal" style:font-weight-complex="normal"/>
    </style:style>
    <style:style style:name="T20" style:family="text">
      <style:text-properties style:text-position="super 58%"/>
    </style:style>
    <style:style style:name="T21" style:family="text">
      <style:text-properties style:text-position="super 58%" officeooo:rsid="0090f018"/>
    </style:style>
    <style:style style:name="T22" style:family="text">
      <style:text-properties officeooo:rsid="0087521b"/>
    </style:style>
    <style:style style:name="T23" style:family="text">
      <style:text-properties officeooo:rsid="0087c18a"/>
    </style:style>
    <style:style style:name="T24" style:family="text">
      <style:text-properties officeooo:rsid="00899827"/>
    </style:style>
    <style:style style:name="T25" style:family="text">
      <style:text-properties officeooo:rsid="0089fbf3"/>
    </style:style>
    <style:style style:name="T26" style:family="text">
      <style:text-properties officeooo:rsid="008be1ea"/>
    </style:style>
    <style:style style:name="T27" style:family="text">
      <style:text-properties style:text-position="0% 100%"/>
    </style:style>
    <style:style style:name="T28" style:family="text">
      <style:text-properties officeooo:rsid="008cc498"/>
    </style:style>
    <style:style style:name="T29" style:family="text">
      <style:text-properties officeooo:rsid="008ead05"/>
    </style:style>
    <style:style style:name="T30" style:family="text">
      <style:text-properties officeooo:rsid="00909d2a"/>
    </style:style>
    <style:style style:name="T31" style:family="text">
      <style:text-properties officeooo:rsid="0090f018"/>
    </style:style>
    <style:style style:name="T32" style:family="text">
      <style:text-properties fo:font-style="normal" fo:font-weight="bold" officeooo:rsid="008cc498" style:font-style-asian="normal" style:font-weight-asian="bold" style:font-style-complex="normal" style:font-weight-complex="bold"/>
    </style:style>
    <style:style style:name="T33" style:family="text">
      <style:text-properties officeooo:rsid="0092c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2">18 November</text:span> 2014 transmission <text:span text:style-name="T22">20 November</text:span> 201<text:span text:style-name="T9">4</text:span></text:p>
      <text:p text:style-name="P1"/>
      <text:p text:style-name="P1"><text:span text:style-name="T10">[0] </text:span>Introduction</text:p>
      <text:p text:style-name="P19"><text:span text:style-name="T15">This is Bravo Charlie Bravo One Zero Six Point Six Foxtrot Mike, and for the next twenty nine minutes and fifty two seconds you are lumbered with IT Stuff. Helping me get stuffed today: Here’s Dave, Kriss and Shi. <text:s/>And I’m Kim Cardassian, and I didn’t break the internet. <text:s/>Nooo! <text:s/>That was Virgin Media a week last Saturday, who proved the point we’ve been making for ages by suddenly setting their DNS resolver to the address of their family filtering server, which got a bit flustered and effectively took down the net for all their customers for several hours, especially the 95% of them who don’t want family filtering. <text:s/>As someone called Jon Dixon tweeted: “</text:span>Big thank you to Virgin Media's new 'Web Safe' for keeping me safe on the Internet by ensuring I can't actually access any of it.”</text:p>
      <text:p text:style-name="P2"/>
      <text:p text:style-name="P20"><text:span text:style-name="T12">Coming up, </text:span><text:span text:style-name="T15">even more derp. <text:s/>Also several anniversaries</text:span><text:span text:style-name="T12">, and we’</text:span><text:span text:style-name="T13">ll</text:span><text:span text:style-name="T12"> have </text:span><text:span text:style-name="T13">another batch of</text:span><text:span text:style-name="T12"> </text:span><text:span text:style-name="T13">interviews</text:span><text:span text:style-name="T12"> from the recent Leeds Hack event. <text:s/></text:span><text:span text:style-name="T11">But first let’s review the past month’s news.</text:span></text:p>
      <text:p text:style-name="P20"/>
      <text:p text:style-name="P3"><text:span text:style-name="T2">[2 Min]</text:span><text:span text:style-name="T11"> From the Derp Department, we really really hope you’ve done your Windows Update this month, because it’s got a so-called Critical Fix for a huge problem. <text:s/>First there was Heartbleed, then Shellshock and Poodle, and now there’s the snappily named MS14-066 </text:span>Vulnerability in Schannel Could Allow Remote Code Execution (2992611) <text:span text:style-name="T23">also known as CVE-</text:span>2014-6321. <text:span text:style-name="T23">This bug turns out to be 19 years old and so just about every Windows system is vulnerable. <text:s/>There’s no fix for XP, or 2000, or 98 or 95, so if you’re still running that old stuff, well frankly it sucks to be you.</text:span></text:p>
      <text:p text:style-name="P4">Don’t panic, but please make sure you’ve got your Windows up to date before someone works out how to exploit this. </text:p>
      <text:p text:style-name="P4"><text:span text:style-name="T1">[4 Min]</text:span> <text:span text:style-name="T28">And it’s been Derp Month on the Twitters, although to be honest it’s always Derp Month on the Twitters. </text:span><text:span text:style-name="T32">Bill Cosby</text:span><text:span text:style-name="T28"> invited people to tweet captions for a picture of himself using a special Bill Cosby Meme Generator. What could possibly go wrong for a man who has been the subject of lurid rumours of serious assault? Needless to say the official Bill Cosby Meme Generator is now offline.</text:span></text:p>
      <text:p text:style-name="P10">Staying with royalty, <text:span text:style-name="T1">the Queen</text:span> sent her first tweet, and the BBC broadcast it live, including the replies of her grateful subjects. One of them said simply: &lt;bleep&gt; off. <text:s/>The BBC apologised (it’s what they do best). </text:p>
      <text:p text:style-name="P10"><text:span text:style-name="T29">There was turmoil and outrage as the Net shamed those w</text:span>ho broke the two minutes silence on the 11<text:span text:style-name="T20">th</text:span> November with ill-timed tweets --</text:p>
      <text:p text:style-name="P10"><text:span text:style-name="T1">Warwick Davis</text:span> tweeted <text:span text:style-name="T29">how happy he was with some </text:span>free luggage <text:span text:style-name="T29">he’d been given</text:span>. <text:s/><text:span text:style-name="T29">(And by the way we’ll have news of another free luggage giveaway at the end of today’s show)</text:span></text:p>
      <text:p text:style-name="P12"><text:span text:style-name="T5">Middlesborough Council</text:span><text:span text:style-name="T28"> tweeted about a</text:span>n "alley makeover workshop"</text:p>
      <text:p text:style-name="P12"><text:span text:style-name="T5">Heat Magazine</text:span><text:span text:style-name="T28"> tweeted </text:span>Benedict Cumberbatch's engagement</text:p>
      <text:p text:style-name="P13"><text:span text:style-name="T29">The </text:span><text:span text:style-name="T6">Houses of Parliament</text:span><text:span text:style-name="T29"> tweeted a reminder about the </text:span>Home Affairs Committee</text:p>
      <text:p text:style-name="P10">And then there was<text:span text:style-name="T1"> the BNP</text:span>, who got the date wrong and tweeted their solumn thoughts of remembrance on the twelfth. </text:p>
      <text:p text:style-name="P14">This is a wonderful opportunity (by the way) to plug the new IT Stuff Twitter username, @itstuffradio, which you will find on Twitter, where it Tweets. In fact Twitter has been nagging @itstuffradio to tweet more, which is frankly quite demotivating. If you think our show is rubbish, why not out yourself by trolling @itstuffradio, so we can stalk you and troll you back! And there’s also your IT Stuff Official Website, itstuff.org.uk, stuffed full of podcasts and fabness.</text:p>
      <text:p text:style-name="P11">[<text:span text:style-name="T33">8</text:span> Min]<text:span text:style-name="T12"> </text:span><text:span text:style-name="T17">Moving on, our governing class</text:span><text:span text:style-name="T16"> h</text:span><text:span text:style-name="T17">as</text:span><text:span text:style-name="T12"> </text:span><text:span text:style-name="T16">exciting new </text:span><text:span text:style-name="T12">plans for you and your freedom. </text:span><text:span text:style-name="T16">Our Prime Minister made a key announcement whilst hanging out with Vladimir Pooty-Poot on the opposite side of Planet Earth, at a safe distance from us voters. </text:span><text:span text:style-name="T18">Apparently what we all need to save </text:span><text:soft-page-break/><text:span text:style-name="T18">us from the bad guys is a button for reporting extremist content, so that you can tell the authorities that you’ve been looking at </text:span><text:span text:style-name="T19">an </text:span><text:span text:style-name="T18">extremist website, </text:span><text:span text:style-name="T19">so they can block it.</text:span><text:span text:style-name="T18"> <text:s/>Yeah, I can see that’ll get a lot of use. </text:span></text:p>
      <text:p text:style-name="P17"><text:span text:style-name="T19">There is a new stuffed shirt in charge at GCHQ who moaned about the net companies. He hates the way they’re now enabling secure connections. <text:s/></text:span><text:span text:style-name="T18">S</text:span><text:span text:style-name="T19">omeone on The Register commented: “</text:span>If you get burgled, you have a look at better locks and maybe an alarm system. If you get your private emails plundered, you start looking for solutions there too. If the letter agencies hadn't been taking the <text:span text:style-name="T33">&lt;bleep&gt;</text:span> on an epic scale; they wouldn't be getting the reaction that they are now seeing.<text:span text:style-name="T19">”</text:span></text:p>
      <text:p text:style-name="P16"><text:span text:style-name="T18">And spare a thought for Keighley Cougars, who got some </text:span><text:span text:style-name="T19">juvenile pro-IS </text:span><text:span text:style-name="T18">graffiti on their website. </text:span></text:p>
      <text:p text:style-name="P16"><text:span text:style-name="T7">[11 Min]</text:span><text:span text:style-name="T18"> Good idea of the month! </text:span><text:span text:style-name="T19">A German data centre has come up with a cunning plan. You pay them </text:span>12,000 euro<text:span text:style-name="T33">s, and they come along and install one of their data racks in your home. <text:s/>They provide the electric and net connection, and you get free heating all through the winter!</text:span></text:p>
      <text:p text:style-name="P16"><text:span text:style-name="T4">[1</text:span><text:span text:style-name="T7">2</text:span><text:span text:style-name="T4"> Min]</text:span><text:span text:style-name="T26"> This is BCB Radio 106.6 FM, you’re listening to IT Stuff. <text:s/>Poor you! Coming up we’ll have more Leeds Hack reports. But now it’s time for a new feature here on IT Stuff! <text:s/>All filler and no killer, here’s the first ever </text:span><text:span text:style-name="T4">Anniversary Corner</text:span><text:span text:style-name="T26">! <text:s/>[EXCITING NEW ANNIVERSARY JINGLE]</text:span></text:p>
      <text:p text:style-name="P5"><text:span text:style-name="T24">In Anniversary Corner this month, Windows is 29 years old, streaming radio on the web is 20 years old, and Firefox is 10 years old.</text:span></text:p>
      <text:p text:style-name="P9">Windows 1.0 was launched on 20<text:span text:style-name="T20">th</text:span> November 1985. Here’s Ballmer! <text:s/>[PLAY <text:span text:style-name="T30">BALLMER</text:span>]</text:p>
      <text:p text:style-name="P9">Streaming radio got started at the University of North Carolina where student radio station WXYC was first on the net, on 7<text:span text:style-name="T20">th</text:span> November 1994. The local Sunsite (remember that?) just fed an FM tuner into CUSeeMe (remember that?)</text:p>
      <text:p text:style-name="P6">Mozilla (the Firefox people) celebrated <text:span text:style-name="T26">its tenth birthday </text:span>by inflicting an unbearably smug video on everybody. Just in case you missed how awful it was, <text:span text:style-name="T25">it’s sunset in the desert and </text:span>there’s a hipster zombie flash mob with flaming torches <text:span text:style-name="T25">while</text:span> some creep<text:span text:style-name="T25">s</text:span> <text:span text:style-name="T25">witter on like</text:span> this: [PLAY DA CREEP<text:span text:style-name="T26">S</text:span>]</text:p>
      <text:p text:style-name="P8">Er, no it isn’t, and that’s not how I remember Firefox got started either. <text:s/>The rewrite of Netscape had turned into a huge bloated nightmare, so in desperation they cut it right down. </text:p>
      <text:p text:style-name="P7"><text:span text:style-name="T24">To be fair it was Firefox that really broke the browser monopoly and forced Microsoft to update Internet Explorer instead of just letting it rot. <text:s/>What do we like and dislike about Firefox? <text:s/>What do we think of the alternatives like Chrome?</text:span></text:p>
      <text:p text:style-name="P14"><text:span text:style-name="T1">[</text:span><text:span text:style-name="T7">18 Min</text:span><text:span text:style-name="T1">]</text:span> And now let’s go over to Leeds Hack. <text:s/><text:span text:style-name="T31">Just so you don’t think Leeds Hack is all about killer robots and ice cream, here are some people doing some rather awesome serious work.</text:span></text:p>
      <text:p text:style-name="P15"><text:span text:style-name="T8">[</text:span><text:span text:style-name="T7">24 Min</text:span><text:span text:style-name="T8">]</text:span><text:span text:style-name="T30"> That was our latest installment of Leeds Hack interviews: thanks to Brian and the Leeds Hack Crew. You can find a full length complilation podcast of all our Leeds Hack interviews on the IT Stuff Website, itstuff.org.uk</text:span></text:p>
      <text:p text:style-name="P15"><text:span text:style-name="T30">The show’s nearly over (awww) so let’s give you today’s closing Plug. <text:s/>Bradford’s brand new Coder Dojo <text:s/>is a Saturday morning club for geeky young people from 7 to 17, and their parents, to code and hang out and be cool together. <text:s/>The next one will be on 6</text:span><text:span text:style-name="T21">th</text:span><text:span text:style-name="T31"> December 09-30 to 12-30 </text:span><text:span text:style-name="Strong_20_Emphasis"><text:span text:style-name="T18">at the Innovation Centre Bradford,</text:span></text:span><text:span text:style-name="Strong_20_Emphasis"><text:span text:style-name="T14"> Peckover St in Little Germany: www.ticbradford.com/coderdojo </text:span></text:span><text:span text:style-name="Strong_20_Emphasis"><text:span text:style-name="T18">or you can email Paul Scott at </text:span></text:span><text:bookmark text:name="cloak641"/><text:a xlink:type="simple" xlink:href="mailto:bradford.uk@coderdojo.com" text:style-name="Internet_20_link" text:visited-style-name="Visited_20_Internet_20_Link">bradford.uk@coderdojo.com</text:a></text:p>
      <text:p text:style-name="P18"><text:span text:style-name="T30">So that was IT Stuff for November 2014. What have we learned this month? <text:s/>Nothing whatsoever. <text:s/>So we leave you with news of another exciting luggage giveaway. <text:s/>This month we learned that U2’s Bono (star of Band Aid) lost his luggage somewhere over Germany when the cargo door of his private jet blew open. <text:s/>There’s no IT angle, but it does give us another excuse to play Negativland’s U2 song. <text:s/>And before that: it’s Trololo. <text:s/>Goodbye!</text:span></text:p>
      <text:p text:style-name="P18"><text:span text:style-name="T3">[29 Min 52 Sec]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11-18T14:16:24.635827448</dc:date>
    <meta:editing-duration>PT35M21S</meta:editing-duration>
    <meta:editing-cycles>16</meta:editing-cycles>
    <meta:generator>LibreOffice/4.3.3.2$Linux_X86_64 LibreOffice_project/430m0$Build-2</meta:generator>
    <meta:document-statistic meta:table-count="0" meta:image-count="0" meta:object-count="0" meta:page-count="2" meta:paragraph-count="31" meta:word-count="1315" meta:character-count="7544" meta:non-whitespace-character-count="6224"/>
  </office:meta>
</office:document-meta>
</file>